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4.565cm"/>
    </style:style>
    <style:style style:name="co4" style:family="table-column">
      <style:table-column-properties fo:break-before="auto" style:column-width="4.36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4">
      <style:table-cell-properties style:vertical-align="middle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font-name="Arial" style:font-name-asian="ＭＳ Ｐゴシック" style:font-name-complex="Mangal"/>
    </style:style>
    <style:style style:name="ce4" style:family="table-cell" style:parent-style-name="Default" style:data-style-name="N4">
      <style:table-cell-properties fo:background-color="#ffff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"/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Arial" style:font-name-asian="ＭＳ Ｐゴシック" style:font-name-complex="Mangal"/>
    </style:style>
    <style:style style:name="ce8" style:family="table-cell" style:parent-style-name="Default" style:data-style-name="N4">
      <style:table-cell-properties fo:background-color="#ff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A1</text:p>
          </table:table-cell>
          <table:table-cell office:value-type="string">
            <text:p>H</text:p>
          </table:table-cell>
          <table:table-cell office:value-type="float" office:value="410">
            <text:p>410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14">
            <text:p>314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立板厚Ts</text:p>
          </table:table-cell>
          <table:table-cell office:value-type="float" office:value="9">
            <text:p>9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横板厚Tv</text:p>
          </table:table-cell>
          <table:table-cell office:value-type="float" office:value="9">
            <text:p>9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長さL</text:p>
          </table:table-cell>
          <table:table-cell office:value-type="float" office:value="1100">
            <text:p>1,100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曲げモーメントM</text:p>
          </table:table-cell>
          <table:table-cell table:formula="of:=[.C30]*[.C6]" office:value-type="float" office:value="200458021.719123">
            <text:p>200,458,021.72</text:p>
          </table:table-cell>
          <table:table-cell/>
          <table:table-cell office:value-type="string">
            <text:p>mm*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断面二次モーメントI</text:p>
          </table:table-cell>
          <table:table-cell table:style-name="ce3" table:formula="of:=1/12*([.C3]*([.C2]+2*[.C5])^3-([.C3]-2*[.C4])*([.C2])^3)" office:value-type="float" office:value="351487344">
            <text:p>351,487,344.00</text:p>
          </table:table-cell>
          <table:table-cell/>
          <table:table-cell office:value-type="string">
            <text:p>Mm^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断面係数</text:p>
          </table:table-cell>
          <table:table-cell table:formula="of:=[.C8]/([.C2]+2*[.C5])*2" office:value-type="float" office:value="1642464.22429907">
            <text:p>1,642,464.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断面積A</text:p>
          </table:table-cell>
          <table:table-cell table:formula="of:=2*([.C5]*[.C3]+[.C4]*[.C2])" office:value-type="float" office:value="13032">
            <text:p>13,032.00</text:p>
          </table:table-cell>
          <table:table-cell/>
          <table:table-cell office:value-type="string">
            <text:p>Mm^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引っ張り応力</text:p>
          </table:table-cell>
          <table:table-cell table:formula="of:=[.C7]/[.C9]+[.C31]/[.C11]" office:value-type="float" office:value="136.340612939611">
            <text:p>136.34</text:p>
          </table:table-cell>
          <table:table-cell/>
          <table:table-cell office:value-type="string">
            <text:p>N/mm^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せん断応力</text:p>
          </table:table-cell>
          <table:table-cell table:formula="of:=[.C30]/[.C11]" office:value-type="float" office:value="13.9836222528547">
            <text:p>13.98</text:p>
          </table:table-cell>
          <table:table-cell/>
          <table:table-cell office:value-type="string">
            <text:p>N/mm^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合成応力</text:p>
          </table:table-cell>
          <table:table-cell table:style-name="ce4" table:formula="of:=SQRT([.C12]^2+[.C13]^2)" office:value-type="float" office:value="137.055844195201">
            <text:p>137.06</text:p>
          </table:table-cell>
          <table:table-cell/>
          <table:table-cell office:value-type="string">
            <text:p>N/mm^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1</text:p>
          </table:table-cell>
          <table:table-cell office:value-type="float" office:value="14.9886">
            <text:p>14.99</text:p>
          </table:table-cell>
          <table:table-cell table:formula="of:=RADIANS([.C16])" office:value-type="float" office:value="0.261600420264422">
            <text:p>0.26</text:p>
          </table:table-cell>
          <table:table-cell office:value-type="string">
            <text:p>r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2</text:p>
          </table:table-cell>
          <table:table-cell office:value-type="float" office:value="22.403">
            <text:p>22.40</text:p>
          </table:table-cell>
          <table:table-cell table:formula="of:=RADIANS([.C17])" office:value-type="float" office:value="0.39100611232429">
            <text:p>0.39</text:p>
          </table:table-cell>
          <table:table-cell office:value-type="string">
            <text:p>r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α</text:p>
          </table:table-cell>
          <table:table-cell office:value-type="float" office:value="18.6953">
            <text:p>18.70</text:p>
          </table:table-cell>
          <table:table-cell table:formula="of:=RADIANS([.C18])" office:value-type="float" office:value="0.326294539648096">
            <text:p>0.33</text:p>
          </table:table-cell>
          <table:table-cell office:value-type="string">
            <text:p>r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1</text:p>
          </table:table-cell>
          <table:table-cell office:value-type="float" office:value="23.984">
            <text:p>23.98</text:p>
          </table:table-cell>
          <table:table-cell table:formula="of:=RADIANS([.C20])" office:value-type="float" office:value="0.41859976779832">
            <text:p>0.42</text:p>
          </table:table-cell>
          <table:table-cell office:value-type="string">
            <text:p>r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2</text:p>
          </table:table-cell>
          <table:table-cell office:value-type="float" office:value="36.979">
            <text:p>36.98</text:p>
          </table:table-cell>
          <table:table-cell table:formula="of:=RADIANS([.C21])" office:value-type="float" office:value="0.645405304094983">
            <text:p>0.65</text:p>
          </table:table-cell>
          <table:table-cell office:value-type="string">
            <text:p>r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β</text:p>
          </table:table-cell>
          <table:table-cell office:value-type="float" office:value="31.9">
            <text:p>31.90</text:p>
          </table:table-cell>
          <table:table-cell table:formula="of:=RADIANS([.C22])" office:value-type="float" office:value="0.556760031386191">
            <text:p>0.56</text:p>
          </table:table-cell>
          <table:table-cell office:value-type="string">
            <text:p>rad</text:p>
          </table:table-cell>
          <table:table-cell office:value-type="float" office:value="31.9">
            <text:p>31.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" table:number-rows-spanned="2"/>
          <table:table-cell office:value-type="string">
            <text:p>F1y</text:p>
          </table:table-cell>
          <table:table-cell office:value-type="float" office:value="252000">
            <text:p>252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1x</text:p>
          </table:table-cell>
          <table:table-cell office:value-type="float" office:value="60000">
            <text:p>60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" table:number-rows-spanned="2"/>
          <table:table-cell office:value-type="string">
            <text:p>F4y</text:p>
          </table:table-cell>
          <table:table-cell office:value-type="float" office:value="40000">
            <text:p>40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4x</text:p>
          </table:table-cell>
          <table:table-cell office:value-type="float" office:value="250000">
            <text:p>250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" table:number-rows-spanned="2"/>
          <table:table-cell office:value-type="string">
            <text:p>F1y'</text:p>
          </table:table-cell>
          <table:table-cell table:formula="of:=[.C24]*COS([.D22])-[.C25]*SIN([.D22])" office:value-type="float" office:value="182234.565199203">
            <text:p>182,234.57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1x'</text:p>
          </table:table-cell>
          <table:table-cell table:formula="of:=[.C24]*SIN([.D22])+[.C25]*COS([.C22])" office:value-type="float" office:value="186272.852035719">
            <text:p>186,272.85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" table:number-rows-spanned="2"/>
          <table:table-cell office:value-type="string">
            <text:p>F4y'</text:p>
          </table:table-cell>
          <table:table-cell table:formula="of:=[.C27]*COS([.D18])+[.C28]*SIN([.D18])" office:value-type="float" office:value="118023.285333349">
            <text:p>118,023.29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4x'</text:p>
          </table:table-cell>
          <table:table-cell table:formula="of:=[.C28]*COS([.D18])-[.C27]*SIN([.D18])" office:value-type="float" office:value="223987.732072814">
            <text:p>223,987.73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5">
          <table:table-cell table:style-name="ce2"/>
          <table:table-cell/>
          <table:table-cell table:style-name="ce2"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2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5" table:number-columns-repeated="1021" table:default-cell-style-name="ce5"/>
        <table:table-row table:style-name="ro1">
          <table:table-cell table:number-columns-repeated="1024"/>
        </table:table-row>
        <table:table-row table:style-name="ro1">
          <table:table-cell office:value-type="string">
            <text:p>A2</text:p>
          </table:table-cell>
          <table:table-cell office:value-type="string">
            <text:p>H</text:p>
          </table:table-cell>
          <table:table-cell office:value-type="float" office:value="280">
            <text:p>280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14">
            <text:p>314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立板厚Ts</text:p>
          </table:table-cell>
          <table:table-cell office:value-type="float" office:value="8">
            <text:p>8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横板厚Tv</text:p>
          </table:table-cell>
          <table:table-cell office:value-type="float" office:value="8">
            <text:p>8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</text:p>
          </table:table-cell>
          <table:table-cell office:value-type="float" office:value="658">
            <text:p>658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</text:p>
          </table:table-cell>
          <table:table-cell table:formula="of:=[.C33]*[.C6]" office:value-type="float" office:value="77659321.7493436">
            <text:p>77,659,321.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断面二次モーメント</text:p>
          </table:table-cell>
          <table:table-cell table:style-name="ce7" table:formula="of:=1/12*([.C3]*([.C2]+2*[.C5])^3-([.C3]-2*[.C4])*([.C2])^3)" office:value-type="float" office:value="133473792">
            <text:p>133,473,792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断面係数</text:p>
          </table:table-cell>
          <table:table-cell table:formula="of:=[.C8]/([.C2]+2*[.C5])*2" office:value-type="float" office:value="901849.945945946">
            <text:p>901,849.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断面積A</text:p>
          </table:table-cell>
          <table:table-cell table:formula="of:=2*([.C5]*[.C3]+[.C4]*[.C2])" office:value-type="float" office:value="9504">
            <text:p>9,504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引っ張り応力</text:p>
          </table:table-cell>
          <table:table-cell table:formula="of:=[.C7]/[.C9]+[.C34]/[.C11]" office:value-type="float" office:value="109.678866980299">
            <text:p>109.68</text:p>
          </table:table-cell>
          <table:table-cell/>
          <table:table-cell office:value-type="string">
            <text:p>N/mm^2</text:p>
          </table:table-cell>
          <table:table-cell/>
          <table:table-cell table:formula="of:=[.C34]/[.C11]" office:value-type="float" office:value="23.5677327517692">
            <text:p>23.57</text:p>
          </table:table-cell>
          <table:table-cell table:formula="of:=[.C7]/[.C9]" office:value-type="float" office:value="86.1111342285297">
            <text:p>86.11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>
            <text:p>せん断応力</text:p>
          </table:table-cell>
          <table:table-cell table:formula="of:=[.C33]/[.C11]" office:value-type="float" office:value="12.4182749719433">
            <text:p>12.42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合成応力</text:p>
          </table:table-cell>
          <table:table-cell table:style-name="ce8" table:formula="of:=SQRT([.C12]^2+[.C13]^2)" office:value-type="float" office:value="110.379651273959">
            <text:p>110.3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1</text:p>
          </table:table-cell>
          <table:table-cell office:value-type="float" office:value="14.9886">
            <text:p>14.99</text:p>
          </table:table-cell>
          <table:table-cell table:formula="of:=RADIANS([.C16])" office:value-type="float" office:value="0.261600420264422">
            <text:p>0.26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2</text:p>
          </table:table-cell>
          <table:table-cell office:value-type="float" office:value="22.403">
            <text:p>22.40</text:p>
          </table:table-cell>
          <table:table-cell table:formula="of:=RADIANS([.C17])" office:value-type="float" office:value="0.39100611232429">
            <text:p>0.39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α</text:p>
          </table:table-cell>
          <table:table-cell office:value-type="float" office:value="18.6953">
            <text:p>18.70</text:p>
          </table:table-cell>
          <table:table-cell table:formula="of:=RADIANS([.C18])" office:value-type="float" office:value="0.326294539648096">
            <text:p>0.33</text:p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RADIANS([.C19])" office:value-type="float" office:value="0">
            <text:p>0.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1</text:p>
          </table:table-cell>
          <table:table-cell office:value-type="float" office:value="23.984">
            <text:p>23.98</text:p>
          </table:table-cell>
          <table:table-cell table:formula="of:=RADIANS([.C20])" office:value-type="float" office:value="0.41859976779832">
            <text:p>0.4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2</text:p>
          </table:table-cell>
          <table:table-cell office:value-type="float" office:value="36.979">
            <text:p>36.98</text:p>
          </table:table-cell>
          <table:table-cell table:formula="of:=RADIANS([.C21])" office:value-type="float" office:value="0.645405304094983">
            <text:p>0.6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β</text:p>
          </table:table-cell>
          <table:table-cell office:value-type="float" office:value="30.48">
            <text:p>30.48</text:p>
          </table:table-cell>
          <table:table-cell table:formula="of:=RADIANS([.C22])" office:value-type="float" office:value="0.531976356007872">
            <text:p>0.5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" table:number-rows-spanned="2"/>
          <table:table-cell office:value-type="string">
            <text:p>F1y</text:p>
          </table:table-cell>
          <table:table-cell office:value-type="float" office:value="252000">
            <text:p>252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1x</text:p>
          </table:table-cell>
          <table:table-cell office:value-type="float" office:value="60000">
            <text:p>60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" table:number-rows-spanned="2"/>
          <table:table-cell office:value-type="string">
            <text:p>F4y</text:p>
          </table:table-cell>
          <table:table-cell office:value-type="float" office:value="40000">
            <text:p>40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4x</text:p>
          </table:table-cell>
          <table:table-cell office:value-type="float" office:value="250000">
            <text:p>250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table:number-columns-spanned="1" table:number-rows-spanned="2">
            <text:p>1.00</text:p>
          </table:table-cell>
          <table:table-cell office:value-type="string">
            <text:p>Fy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x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table:number-columns-spanned="1" table:number-rows-spanned="2">
            <text:p>4.00</text:p>
          </table:table-cell>
          <table:table-cell office:value-type="string">
            <text:p>Fy</text:p>
          </table:table-cell>
          <table:table-cell table:formula="of:=[.C27]*COS([.D18])+[.C28]*SIN([.D18])" office:value-type="float" office:value="118023.285333349">
            <text:p>118,023.29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x</text:p>
          </table:table-cell>
          <table:table-cell table:formula="of:=[.C28]*COS([.D18])-[.C27]*SIN([.D18])" office:value-type="float" office:value="223987.732072814">
            <text:p>223,987.73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5">
          <table:table-cell table:style-name="ce6"/>
          <table:table-cell/>
          <table:table-cell table:style-name="ce6"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3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5" table:number-columns-repeated="1021" table:default-cell-style-name="ce5"/>
        <table:table-row table:style-name="ro1">
          <table:table-cell table:number-columns-repeated="1024"/>
        </table:table-row>
        <table:table-row table:style-name="ro1">
          <table:table-cell office:value-type="string">
            <text:p>A3</text:p>
          </table:table-cell>
          <table:table-cell office:value-type="string">
            <text:p>H</text:p>
          </table:table-cell>
          <table:table-cell office:value-type="float" office:value="460">
            <text:p>460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14">
            <text:p>314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立板厚Ts</text:p>
          </table:table-cell>
          <table:table-cell office:value-type="float" office:value="9">
            <text:p>9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横板厚Tv</text:p>
          </table:table-cell>
          <table:table-cell office:value-type="float" office:value="9">
            <text:p>9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</text:p>
          </table:table-cell>
          <table:table-cell office:value-type="float" office:value="1940">
            <text:p>1,940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</text:p>
          </table:table-cell>
          <table:table-cell table:formula="of:=[.C33]*[.C6]" office:value-type="float" office:value="228965173.546697">
            <text:p>228,965,173.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断面二次モーメント</text:p>
          </table:table-cell>
          <table:table-cell table:style-name="ce7" table:formula="of:=1/12*([.C3]*([.C2]+2*[.C5])^3-([.C3]-2*[.C4])*([.C2])^3)" office:value-type="float" office:value="456847044">
            <text:p>456,847,044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断面係数</text:p>
          </table:table-cell>
          <table:table-cell table:formula="of:=[.C8]/([.C2]+2*[.C5])*2" office:value-type="float" office:value="1911493.90794979">
            <text:p>1,911,493.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断面積A</text:p>
          </table:table-cell>
          <table:table-cell table:formula="of:=2*([.C5]*[.C3]+[.C4]*[.C2])" office:value-type="float" office:value="13932">
            <text:p>13,932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引っ張り応力</text:p>
          </table:table-cell>
          <table:table-cell table:formula="of:=[.C7]/[.C9]+[.C34]/[.C11]" office:value-type="float" office:value="135.8605786026">
            <text:p>135.86</text:p>
          </table:table-cell>
          <table:table-cell/>
          <table:table-cell office:value-type="string">
            <text:p>N/mm^2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せん断応力</text:p>
          </table:table-cell>
          <table:table-cell table:formula="of:=[.C33]/[.C11]" office:value-type="float" office:value="8.47138137620937">
            <text:p>8.47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合成応力</text:p>
          </table:table-cell>
          <table:table-cell table:style-name="ce8" table:formula="of:=SQRT([.C12]^2+[.C13]^2)" office:value-type="float" office:value="136.124432489743">
            <text:p>136.1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1</text:p>
          </table:table-cell>
          <table:table-cell office:value-type="float" office:value="14.9886">
            <text:p>14.99</text:p>
          </table:table-cell>
          <table:table-cell table:formula="of:=RADIANS([.C16])" office:value-type="float" office:value="0.261600420264422">
            <text:p>0.26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2</text:p>
          </table:table-cell>
          <table:table-cell office:value-type="float" office:value="22.403">
            <text:p>22.40</text:p>
          </table:table-cell>
          <table:table-cell table:formula="of:=RADIANS([.C17])" office:value-type="float" office:value="0.39100611232429">
            <text:p>0.39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α</text:p>
          </table:table-cell>
          <table:table-cell office:value-type="float" office:value="18.6953">
            <text:p>18.70</text:p>
          </table:table-cell>
          <table:table-cell table:formula="of:=RADIANS([.C18])" office:value-type="float" office:value="0.326294539648096">
            <text:p>0.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1</text:p>
          </table:table-cell>
          <table:table-cell office:value-type="float" office:value="23.984">
            <text:p>23.98</text:p>
          </table:table-cell>
          <table:table-cell table:formula="of:=RADIANS([.C20])" office:value-type="float" office:value="0.41859976779832">
            <text:p>0.4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2</text:p>
          </table:table-cell>
          <table:table-cell office:value-type="float" office:value="36.979">
            <text:p>36.98</text:p>
          </table:table-cell>
          <table:table-cell table:formula="of:=RADIANS([.C21])" office:value-type="float" office:value="0.645405304094983">
            <text:p>0.6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β</text:p>
          </table:table-cell>
          <table:table-cell office:value-type="float" office:value="30.48">
            <text:p>30.48</text:p>
          </table:table-cell>
          <table:table-cell table:formula="of:=RADIANS([.C22])" office:value-type="float" office:value="0.531976356007872">
            <text:p>0.5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" table:number-rows-spanned="2"/>
          <table:table-cell office:value-type="string">
            <text:p>F1y</text:p>
          </table:table-cell>
          <table:table-cell office:value-type="float" office:value="252000">
            <text:p>252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1x</text:p>
          </table:table-cell>
          <table:table-cell office:value-type="float" office:value="60000">
            <text:p>60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" table:number-rows-spanned="2"/>
          <table:table-cell office:value-type="string">
            <text:p>F4y</text:p>
          </table:table-cell>
          <table:table-cell office:value-type="float" office:value="40000">
            <text:p>40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4x</text:p>
          </table:table-cell>
          <table:table-cell office:value-type="float" office:value="250000">
            <text:p>250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table:number-columns-spanned="1" table:number-rows-spanned="2">
            <text:p>1.00</text:p>
          </table:table-cell>
          <table:table-cell office:value-type="string">
            <text:p>Fy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x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table:number-columns-spanned="1" table:number-rows-spanned="2">
            <text:p>4.00</text:p>
          </table:table-cell>
          <table:table-cell office:value-type="string">
            <text:p>Fy</text:p>
          </table:table-cell>
          <table:table-cell table:formula="of:=[.C27]*COS([.D18])+[.C28]*SIN([.D18])" office:value-type="float" office:value="118023.285333349">
            <text:p>118,023.29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x</text:p>
          </table:table-cell>
          <table:table-cell table:formula="of:=[.C28]*COS([.D18])-[.C27]*SIN([.D18])" office:value-type="float" office:value="223987.732072814">
            <text:p>223,987.73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5">
          <table:table-cell table:style-name="ce6"/>
          <table:table-cell/>
          <table:table-cell table:style-name="ce6"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4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5" table:number-columns-repeated="1021" table:default-cell-style-name="ce5"/>
        <table:table-row table:style-name="ro1">
          <table:table-cell table:number-columns-repeated="1024"/>
        </table:table-row>
        <table:table-row table:style-name="ro1">
          <table:table-cell office:value-type="string">
            <text:p>A4</text:p>
          </table:table-cell>
          <table:table-cell office:value-type="string">
            <text:p>H</text:p>
          </table:table-cell>
          <table:table-cell office:value-type="float" office:value="320">
            <text:p>320.00</text:p>
          </table:table-cell>
          <table:table-cell/>
          <table:table-cell office:value-type="string">
            <text:p>mm</text:p>
          </table:table-cell>
          <table:table-cell office:value-type="string">
            <text:p>470?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14">
            <text:p>314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立板厚Ts</text:p>
          </table:table-cell>
          <table:table-cell office:value-type="float" office:value="8">
            <text:p>8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横板厚Tv</text:p>
          </table:table-cell>
          <table:table-cell office:value-type="float" office:value="8">
            <text:p>8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4</text:p>
          </table:table-cell>
          <table:table-cell office:value-type="float" office:value="1000">
            <text:p>1,000.00</text:p>
          </table:table-cell>
          <table:table-cell/>
          <table:table-cell office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</text:p>
          </table:table-cell>
          <table:table-cell table:formula="of:=[.C33]*[.C6]" office:value-type="float" office:value="118023285.333349">
            <text:p>118,023,285.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断面二次モーメント</text:p>
          </table:table-cell>
          <table:table-cell table:style-name="ce7" table:formula="of:=1/12*([.C3]*([.C2]+2*[.C5])^3-([.C3]-2*[.C4])*([.C2])^3)" office:value-type="float" office:value="178842965.333333">
            <text:p>178,842,965.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断面係数</text:p>
          </table:table-cell>
          <table:table-cell table:formula="of:=[.C8]/([.C2]+2*[.C5])*2" office:value-type="float" office:value="1064541.46031746">
            <text:p>1,064,541.4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断面積A</text:p>
          </table:table-cell>
          <table:table-cell table:formula="of:=2*([.C5]*[.C3]+[.C4]*[.C2])" office:value-type="float" office:value="10144">
            <text:p>10,144.00</text:p>
          </table:table-cell>
          <table:table-cell/>
          <table:table-cell office:value-type="string">
            <text:p>mm^2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引っ張り応力</text:p>
          </table:table-cell>
          <table:table-cell table:formula="of:=[.C7]/[.C9]+[.C34]/[.C11]" office:value-type="float" office:value="132.948530284806">
            <text:p>132.95</text:p>
          </table:table-cell>
          <table:table-cell/>
          <table:table-cell office:value-type="string">
            <text:p>N/mm^2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せん断応力</text:p>
          </table:table-cell>
          <table:table-cell table:formula="of:=[.C33]/[.C11]" office:value-type="float" office:value="11.63478759201">
            <text:p>11.63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合成応力</text:p>
          </table:table-cell>
          <table:table-cell table:style-name="ce8" table:formula="of:=SQRT([.C12]^2+[.C13]^2)" office:value-type="float" office:value="133.456659583556">
            <text:p>133.4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1</text:p>
          </table:table-cell>
          <table:table-cell office:value-type="float" office:value="14.9886">
            <text:p>14.99</text:p>
          </table:table-cell>
          <table:table-cell table:formula="of:=RADIANS([.C16])" office:value-type="float" office:value="0.261600420264422">
            <text:p>0.26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2</text:p>
          </table:table-cell>
          <table:table-cell office:value-type="float" office:value="22.403">
            <text:p>22.40</text:p>
          </table:table-cell>
          <table:table-cell table:formula="of:=RADIANS([.C17])" office:value-type="float" office:value="0.39100611232429">
            <text:p>0.39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α</text:p>
          </table:table-cell>
          <table:table-cell office:value-type="float" office:value="18.6953">
            <text:p>18.70</text:p>
          </table:table-cell>
          <table:table-cell table:formula="of:=RADIANS([.C18])" office:value-type="float" office:value="0.326294539648096">
            <text:p>0.33</text:p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RADIANS([.C19])" office:value-type="float" office:value="0">
            <text:p>0.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1</text:p>
          </table:table-cell>
          <table:table-cell office:value-type="float" office:value="23.984">
            <text:p>23.98</text:p>
          </table:table-cell>
          <table:table-cell table:formula="of:=RADIANS([.C20])" office:value-type="float" office:value="0.41859976779832">
            <text:p>0.4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2</text:p>
          </table:table-cell>
          <table:table-cell office:value-type="float" office:value="36.979">
            <text:p>36.98</text:p>
          </table:table-cell>
          <table:table-cell table:formula="of:=RADIANS([.C21])" office:value-type="float" office:value="0.645405304094983">
            <text:p>0.6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β</text:p>
          </table:table-cell>
          <table:table-cell office:value-type="float" office:value="30.48">
            <text:p>30.48</text:p>
          </table:table-cell>
          <table:table-cell table:formula="of:=RADIANS([.C22])" office:value-type="float" office:value="0.531976356007872">
            <text:p>0.5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" table:number-rows-spanned="2"/>
          <table:table-cell office:value-type="string">
            <text:p>F1y</text:p>
          </table:table-cell>
          <table:table-cell office:value-type="float" office:value="252000">
            <text:p>252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1x</text:p>
          </table:table-cell>
          <table:table-cell office:value-type="float" office:value="60000">
            <text:p>60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" table:number-rows-spanned="2"/>
          <table:table-cell office:value-type="string">
            <text:p>F4y</text:p>
          </table:table-cell>
          <table:table-cell office:value-type="float" office:value="40000">
            <text:p>40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4x</text:p>
          </table:table-cell>
          <table:table-cell office:value-type="float" office:value="250000">
            <text:p>250,000.00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" table:number-rows-spanned="2">
            <text:p>合成応力１</text:p>
          </table:table-cell>
          <table:table-cell office:value-type="string">
            <text:p>Fy</text:p>
          </table:table-cell>
          <table:table-cell table:formula="of:=[.C24]*COS([.D22])-[.C25]*SIN([.D22])" office:value-type="float" office:value="186740.926604387">
            <text:p>186,740.93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x</text:p>
          </table:table-cell>
          <table:table-cell table:formula="of:=[.C24]*SIN([.D22])+[.C25]*COS([.C22])" office:value-type="float" office:value="163408.227715856">
            <text:p>163,408.23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" table:number-rows-spanned="2">
            <text:p>合成応力４</text:p>
          </table:table-cell>
          <table:table-cell office:value-type="string">
            <text:p>Fy</text:p>
          </table:table-cell>
          <table:table-cell table:formula="of:=[.C27]*COS([.D18])+[.C28]*SIN([.D18])" office:value-type="float" office:value="118023.285333349">
            <text:p>118,023.29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Fx</text:p>
          </table:table-cell>
          <table:table-cell table:formula="of:=[.C28]*COS([.D18])-[.C27]*SIN([.D18])" office:value-type="float" office:value="223987.732072814">
            <text:p>223,987.73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5">
          <table:table-cell table:style-name="ce6"/>
          <table:table-cell/>
          <table:table-cell table:style-name="ce6"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2015/05/19</text:date>, <text:time>17:17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00:51:42.01</meta:creation-date>
    <meta:generator>OpenOffice/4.1.1$Win32 OpenOffice.org_project/411m6$Build-9775</meta:generator>
    <dc:date>2015-05-19T17:17:19.41</dc:date>
    <meta:editing-duration>PT18H49M24S</meta:editing-duration>
    <meta:editing-cycles>4</meta:editing-cycles>
    <meta:document-statistic meta:table-count="4" meta:cell-count="316" meta:object-count="0"/>
  </office:meta>
</office:document-meta>
</file>